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702cm" fo:margin-left="-1.383cm" table:align="left" style:writing-mode="lr-tb"/>
    </style:style>
    <style:style style:name="Таблица1.A" style:family="table-column">
      <style:table-column-properties style:column-width="0.706cm"/>
    </style:style>
    <style:style style:name="Таблица1.B" style:family="table-column">
      <style:table-column-properties style:column-width="2.293cm"/>
    </style:style>
    <style:style style:name="Таблица1.C" style:family="table-column">
      <style:table-column-properties style:column-width="2.307cm"/>
    </style:style>
    <style:style style:name="Таблица1.D" style:family="table-column">
      <style:table-column-properties style:column-width="1.492cm"/>
    </style:style>
    <style:style style:name="Таблица1.E" style:family="table-column">
      <style:table-column-properties style:column-width="1.9cm"/>
    </style:style>
    <style:style style:name="Таблица1.F" style:family="table-column">
      <style:table-column-properties style:column-width="1.397cm"/>
    </style:style>
    <style:style style:name="Таблица1.G" style:family="table-column">
      <style:table-column-properties style:column-width="1.506cm"/>
    </style:style>
    <style:style style:name="Таблица1.J" style:family="table-column">
      <style:table-column-properties style:column-width="1.80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0.5pt solid #000000" style:writing-mode="lr-tb"/>
    </style:style>
    <style:style style:name="Таблица1.3" style:family="table-row">
      <style:table-row-properties style:min-row-height="0.801cm" fo:keep-together="auto"/>
    </style:style>
    <style:style style:name="Таблица1.A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etter-spacing="-0.028cm" officeooo:paragraph-rsid="00093002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etter-spacing="-0.011cm" officeooo:paragraph-rsid="00093002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rsid="00093002" officeooo:paragraph-rsid="00093002" style:font-size-asian="12pt" style:font-name-complex="Times New Roman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fo:language="en" fo:country="US" officeooo:paragraph-rsid="00093002" style:font-size-asian="12pt" style:font-name-complex="Times New Roman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paragraph-rsid="00093002" style:font-size-asian="12pt" style:font-name-complex="Times New Roman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break-before="page">
        <style:tab-stops>
          <style:tab-stop style:position="1cm"/>
        </style:tab-stops>
      </style:paragraph-properties>
      <style:text-properties style:font-name="Times New Roman" fo:font-size="14pt" fo:font-weight="bold" officeooo:paragraph-rsid="00093002" style:font-size-asian="14pt" style:font-weight-asian="bold" style:font-name-complex="Times New Roman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>
        <style:tab-stops>
          <style:tab-stop style:position="1cm"/>
        </style:tab-stops>
      </style:paragraph-properties>
      <style:text-properties style:font-name="Times New Roman" fo:font-size="14pt" fo:font-weight="bold" officeooo:paragraph-rsid="00093002" style:font-size-asian="14pt" style:font-weight-asian="bold" style:font-name-complex="Times New Roman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text-properties style:font-name="Times New Roman" fo:font-size="14pt" fo:language="en" fo:country="US" fo:font-weight="bold" officeooo:rsid="00093002" officeooo:paragraph-rsid="00093002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3002"/>
    </style:style>
    <style:style style:name="P15" style:family="paragraph" style:parent-style-name="Standard">
      <style:text-properties officeooo:paragraph-rsid="00093002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rsid="00195064" officeooo:paragraph-rsid="00195064" style:font-size-asian="12pt" style:font-name-complex="Times New Roman" style:font-size-complex="12pt"/>
    </style:style>
    <style:style style:name="P18" style:family="paragraph">
      <loext:graphic-properties draw:fill="solid" draw:fill-color="#ffffff"/>
      <style:paragraph-properties style:writing-mode="lr-tb"/>
      <style:text-properties fo:font-size="12pt"/>
    </style:style>
    <style:style style:name="P19" style:family="paragraph">
      <style:paragraph-properties fo:margin-top="0cm" fo:margin-bottom="0cm" fo:line-height="100%" fo:text-align="center" style:writing-mode="lr-tb"/>
    </style:style>
    <style:style style:name="P20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style:font-name="PT Astra Serif" fo:font-size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3" style:family="text">
      <style:text-properties style:font-name="Times New Roman" fo:font-size="12pt" fo:letter-spacing="-0.028cm" style:font-size-asian="12pt" style:font-name-complex="Times New Roman" style:font-size-complex="12pt"/>
    </style:style>
    <style:style style:name="T4" style:family="text">
      <style:text-properties style:font-name="Times New Roman" fo:font-size="12pt" fo:letter-spacing="-0.018cm" style:font-size-asian="12pt" style:font-name-complex="Times New Roman" style:font-size-complex="12pt"/>
    </style:style>
    <style:style style:name="T5" style:family="text">
      <style:text-properties style:font-name="Times New Roman" fo:font-size="12pt" fo:letter-spacing="-0.011cm" style:font-size-asian="12pt" style:font-name-complex="Times New Roman" style:font-size-complex="12pt"/>
    </style:style>
    <style:style style:name="T6" style:family="text">
      <style:text-properties fo:language="en" fo:country="US" officeooo:rsid="0014c637" fo:background-color="transparent" loext:char-shading-value="0"/>
    </style:style>
    <style:style style:name="T7" style:family="text">
      <style:text-properties style:use-window-font-color="true" loext:opacity="0%" style:font-name="PT Astra Serif" fo:font-size="14pt" fo:language="ru" fo:country="RU" fo:font-weight="bold" style:font-name-asian="Calibri" style:font-size-asian="14pt" style:font-weight-asian="bold" style:font-name-complex="Times New Roman" style:font-size-complex="14pt" style:language-complex="ar" style:country-complex="SA"/>
    </style:style>
    <style:style style:name="T8" style:family="text">
      <style:text-properties style:use-window-font-color="true" loext:opacity="0%" style:font-name="PT Astra Serif" fo:font-size="7pt" fo:language="ru" fo:country="RU" fo:font-weight="bold" style:font-name-asian="Calibri" style:font-size-asian="7pt" style:font-weight-asian="bold" style:font-name-complex="Times New Roman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7.999cm" fo:min-width="7.576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.236cm" fo:min-width="0.813cm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none" draw:fill="solid" draw:fill-color="#ffffff" draw:textarea-horizontal-align="justify" draw:textarea-vertical-align="top" draw:auto-grow-height="false" draw:auto-grow-width="false" draw:fit-to-contour="tru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63cm" fo:min-width="0.372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628cm" fo:min-width="0.374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63cm" fo:min-width="0.37cm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63cm" fo:min-width="0.374cm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628cm" fo:min-width="0.37cm" fo:padding-top="0.229cm" fo:padding-bottom="0.229cm" fo:padding-left="0.441cm" fo:padding-right="0.441cm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орядок загрузки отработавших ТВС в ТУК усл. № <text:span text:style-name="T6">n</text:span></text:p>
      <text:p text:style-name="P11"><draw:frame draw:style-name="fr1" draw:name="Врезка2" text:anchor-type="char" svg:x="15.866cm" svg:y="0.083cm" svg:width="11.201cm" svg:height="1.199cm" draw:z-index="0"><draw:text-box><text:p text:style-name="P1">Картограмма загрузки ТУК условный № <text:span text:style-name="T6">n</text:span></text:p><text:p text:style-name="P13"><text:span text:style-name="T1">Ось </text:span><text:span text:style-name="T2">IV</text:span></text:p></draw:text-box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E"/>
        <table:table-column table:style-name="Таблица1.F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5"><draw:g text:anchor-type="char" draw:z-index="1" draw:name="Фигура1" draw:style-name="gr1"><draw:custom-shape draw:style-name="gr2" draw:text-style-name="P18" svg:width="11.958cm" svg:height="11.958cm" svg:x="16.803cm" svg:y="0.6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8" svg:width="2.394cm" svg:height="2.394cm" svg:x="21.585cm" svg:y="5.4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20" svg:width="1.595cm" svg:height="1.597cm" svg:x="21.98cm" svg:y="5.874cm"><draw:text-box><text:p text:style-name="P19"><text:span text:style-name="T7">Усл.</text:span></text:p><text:p text:style-name="P19"><text:span text:style-name="T7">№ </text:span><text:span text:style-name="T7">n</text:span></text:p></draw:text-box></draw:frame><draw:custom-shape draw:style-name="gr5" draw:text-style-name="P18" svg:width="1.996cm" svg:height="1.728cm" draw:transform="rotate (1.5707963267949) translate (25.7122083333333cm 5.503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0" svg:width="1.437cm" svg:height="0.929cm" svg:x="25.845cm" svg:y="4.041cm"><draw:text-box><text:p text:style-name="P19"><text:span text:style-name="T8">1</text:span></text:p><text:p text:style-name="P19"><text:span text:style-name="T8">TVS1</text:span></text:p><text:p text:style-name="P19"><text:span text:style-name="T8">AR1</text:span></text:p></draw:text-box></draw:frame><draw:custom-shape draw:style-name="gr6" draw:text-style-name="P18" svg:width="1.994cm" svg:height="1.729cm" draw:transform="rotate (1.5707963267949) translate (25.6310694444444cm 9.75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0" svg:width="1.435cm" svg:height="0.93cm" svg:x="25.767cm" svg:y="8.29cm"><draw:text-box><text:p text:style-name="P19"><text:span text:style-name="T8">2</text:span></text:p><text:p text:style-name="P19"><text:span text:style-name="T8">TVS2</text:span></text:p><text:p text:style-name="P19"><text:span text:style-name="T8">AR2</text:span></text:p></draw:text-box></draw:frame><draw:custom-shape draw:style-name="gr5" draw:text-style-name="P18" svg:width="1.996cm" svg:height="1.728cm" draw:transform="rotate (1.5707963267949) translate (21.87575cm 11.8991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0" svg:width="1.437cm" svg:height="0.929cm" svg:x="22.01cm" svg:y="10.437cm"><draw:text-box><text:p text:style-name="P19"><text:span text:style-name="T8">3</text:span></text:p><text:p text:style-name="P19"><text:span text:style-name="T8">TVS3</text:span></text:p><text:p text:style-name="P19"><text:span text:style-name="T8">AR3</text:span></text:p></draw:text-box></draw:frame><draw:custom-shape draw:style-name="gr5" draw:text-style-name="P18" svg:width="1.992cm" svg:height="1.728cm" draw:transform="rotate (1.5707963267949) translate (18.1998055555556cm 9.69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0" svg:width="1.437cm" svg:height="0.93cm" svg:x="18.334cm" svg:y="8.229cm"><draw:text-box><text:p text:style-name="P19"><text:span text:style-name="T8">4</text:span></text:p><text:p text:style-name="P19"><text:span text:style-name="T8">TVS4</text:span></text:p><text:p text:style-name="P19"><text:span text:style-name="T8">AR4</text:span></text:p></draw:text-box></draw:frame><draw:custom-shape draw:style-name="gr7" draw:text-style-name="P18" svg:width="1.99cm" svg:height="1.728cm" draw:transform="rotate (1.5707963267949) translate (18.2315555555556cm 5.369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0" svg:width="1.435cm" svg:height="0.93cm" svg:x="18.369cm" svg:y="3.907cm"><draw:text-box><text:p text:style-name="P19"><text:span text:style-name="T8">5</text:span></text:p><text:p text:style-name="P19"><text:span text:style-name="T8">TVS5</text:span></text:p><text:p text:style-name="P19"><text:span text:style-name="T8">AR5</text:span></text:p></draw:text-box></draw:frame><draw:custom-shape draw:style-name="gr5" draw:text-style-name="P18" svg:width="1.996cm" svg:height="1.728cm" draw:transform="rotate (1.5707963267949) translate (21.9657083333333cm 3.2720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0" svg:width="1.437cm" svg:height="0.927cm" svg:x="22.098cm" svg:y="1.808cm"><draw:text-box><text:p text:style-name="P19"><text:span text:style-name="T8">6</text:span></text:p><text:p text:style-name="P19"><text:span text:style-name="T8">TVS6</text:span></text:p><text:p text:style-name="P19"><text:span text:style-name="T8">AR6</text:span></text:p></draw:text-box></draw:frame><draw:custom-shape draw:style-name="gr5" draw:text-style-name="P18" svg:width="1.992cm" svg:height="1.728cm" draw:transform="rotate (1.5707963267949) translate (23.2498194444444cm 5.36045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0" svg:width="1.438cm" svg:height="0.93cm" svg:x="23.381cm" svg:y="3.898cm"><draw:text-box><text:p text:style-name="P19"><text:span text:style-name="T8">7</text:span></text:p><text:p text:style-name="P19"><text:span text:style-name="T8">TVS7</text:span></text:p><text:p text:style-name="P19"><text:span text:style-name="T8">AR7</text:span></text:p></draw:text-box></draw:frame><draw:custom-shape draw:style-name="gr6" draw:text-style-name="P18" svg:width="1.994cm" svg:height="1.726cm" draw:transform="rotate (1.5707963267949) translate (24.4757222222222cm 7.5847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0" svg:width="1.437cm" svg:height="0.93cm" svg:x="24.614cm" svg:y="6.122cm"><draw:text-box><text:p text:style-name="P19"><text:span text:style-name="T8">8</text:span></text:p><text:p text:style-name="P19"><text:span text:style-name="T8">TVS8</text:span></text:p><text:p text:style-name="P19"><text:span text:style-name="T8">AR8</text:span></text:p></draw:text-box></draw:frame><draw:custom-shape draw:style-name="gr8" draw:text-style-name="P18" svg:width="1.994cm" svg:height="1.728cm" draw:transform="rotate (1.5707963267949) translate (23.1510416666667cm 9.75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0" svg:width="1.438cm" svg:height="0.93cm" svg:x="23.285cm" svg:y="8.29cm"><draw:text-box><text:p text:style-name="P19"><text:span text:style-name="T8">9</text:span></text:p><text:p text:style-name="P19"><text:span text:style-name="T8">TVS9</text:span></text:p><text:p text:style-name="P19"><text:span text:style-name="T8">AR9</text:span></text:p></draw:text-box></draw:frame><draw:custom-shape draw:style-name="gr6" draw:text-style-name="P18" svg:width="1.994cm" svg:height="1.729cm" draw:transform="rotate (1.5707963267949) translate (20.7186388888889cm 9.75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0" svg:width="1.44cm" svg:height="0.93cm" svg:x="20.855cm" svg:y="8.29cm"><draw:text-box><text:p text:style-name="P19"><text:span text:style-name="T8">10</text:span></text:p><text:p text:style-name="P19"><text:span text:style-name="T8">TVS10</text:span></text:p><text:p text:style-name="P19"><text:span text:style-name="T8">AR10</text:span></text:p></draw:text-box></draw:frame><draw:custom-shape draw:style-name="gr9" draw:text-style-name="P18" svg:width="1.99cm" svg:height="1.729cm" draw:transform="rotate (1.5707963267949) translate (19.4645138888889cm 7.556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0" svg:width="1.435cm" svg:height="0.929cm" svg:x="19.602cm" svg:y="6.096cm"><draw:text-box><text:p text:style-name="P19"><text:span text:style-name="T8">11</text:span></text:p><text:p text:style-name="P19"><text:span text:style-name="T8">TVS11</text:span></text:p><text:p text:style-name="P19"><text:span text:style-name="T8">AR11</text:span></text:p></draw:text-box></draw:frame><draw:custom-shape draw:style-name="gr5" draw:text-style-name="P18" svg:width="1.996cm" svg:height="1.731cm" draw:transform="rotate (1.5707963267949) translate (20.7398055555556cm 5.39397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20" svg:width="1.435cm" svg:height="0.929cm" svg:x="20.879cm" svg:y="3.934cm"><draw:text-box><text:p text:style-name="P19"><text:span text:style-name="T8">12</text:span></text:p><text:p text:style-name="P19"><text:span text:style-name="T8">TVS12</text:span></text:p><text:p text:style-name="P19"><text:span text:style-name="T8">AR12</text:span></text:p></draw:text-box></draw:frame></draw:g>№</text:p>
            <text:p text:style-name="P14"><text:span text:style-name="T3">поз</text:span><text:span text:style-name="T1">.</text:span></text:p>
          </table:table-cell>
          <table:table-cell table:style-name="Таблица1.A1" table:number-rows-spanned="2" office:value-type="string">
            <text:p text:style-name="P2">Тип и номер ТВС</text:p>
          </table:table-cell>
          <table:table-cell table:style-name="Таблица1.A1" table:number-rows-spanned="2" office:value-type="string">
            <text:p text:style-name="P2">Тип и номер ПС СУЗ</text:p>
          </table:table-cell>
          <table:table-cell table:style-name="Таблица1.A1" office:value-type="string">
            <text:p text:style-name="P2">Извлечь</text:p>
          </table:table-cell>
          <table:table-cell table:style-name="Таблица1.A1" table:number-rows-spanned="2" office:value-type="string">
            <text:p text:style-name="P14"><text:span text:style-name="T4">Изменение</text:span><text:span text:style-name="T5"> усилия на РШ при извлече-</text:span></text:p>
            <text:p text:style-name="P6">нии ТВС, кгс</text:p>
          </table:table-cell>
          <table:table-cell table:style-name="Таблица1.A1" table:number-rows-spanned="2" office:value-type="string">
            <text:p text:style-name="P2">Резуль-</text:p>
            <text:p text:style-name="P2">тат</text:p>
            <text:p text:style-name="P2">осмо-</text:p>
            <text:p text:style-name="P2">тра</text:p>
          </table:table-cell>
          <table:table-cell table:style-name="Таблица1.A1" office:value-type="string">
            <text:p text:style-name="P2">Уста-</text:p>
            <text:p text:style-name="P2">новить</text:p>
          </table:table-cell>
          <table:table-cell table:style-name="Таблица1.A1" table:number-rows-spanned="2" office:value-type="string">
            <text:p text:style-name="P14"><text:span text:style-name="T4">Изменение</text:span><text:span text:style-name="T5"> усилия на РШ при установке ТВС, кгс</text:span></text:p>
          </table:table-cell>
          <table:table-cell table:style-name="Таблица1.A1" table:number-columns-spanned="2" office:value-type="string">
            <text:p text:style-name="P2">Отметка о выполнении</text:p>
          </table:table-cell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2">Номер ячейки БВ</text:p>
          </table:table-cell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2">Номер</text:p>
            <text:p text:style-name="P2">ячейки </text:p>
            <text:p text:style-name="P2">ТУК</text:p>
          </table:table-cell>
          <table:covered-table-cell table:style-name="Таблица1.A1"/>
          <table:table-cell table:style-name="Таблица1.A1" office:value-type="string">
            <text:p text:style-name="P2">Дата,</text:p>
            <text:p text:style-name="P17">время</text:p>
          </table:table-cell>
          <table:table-cell table:style-name="Таблица1.A1" office:value-type="string">
            <text:p text:style-name="P2">Подпись</text:p>
          </table:table-cell>
        </table:table-row>
        <table:table-row table:style-name="Таблица1.3"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4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9"/>
          </table:table-cell>
          <table:table-cell table:style-name="Таблица1.A3" office:value-type="string">
            <text:p text:style-name="P8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</table:table-row>
      </table:table>
      <text:p text:style-name="P12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32M33S</meta:editing-duration>
    <meta:editing-cycles>11</meta:editing-cycles>
    <meta:generator>LibreOffice/7.4.4.2$Windows_X86_64 LibreOffice_project/85569322deea74ec9134968a29af2df5663baa21</meta:generator>
    <dc:date>2025-12-25T13:18:40.683000000</dc:date>
    <meta:document-statistic meta:table-count="1" meta:image-count="0" meta:object-count="0" meta:page-count="1" meta:paragraph-count="25" meta:word-count="64" meta:character-count="324" meta:non-whitespace-character-count="284"/>
  </office:meta>
</office:document-meta>
</file>